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 Unicode MS2" svg:font-family="'Arial Unicode MS'" style:font-family-generic="swiss"/>
    <style:font-face style:name="Lohit Devanagari1" svg:font-family="'Lohit Devanagari'" style:font-family-generic="system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iberation Serif" fo:font-size="13pt" fo:font-weight="bold" officeooo:rsid="001c0614" officeooo:paragraph-rsid="001c0614" style:font-name-asian="Noto Sans CJK SC Regular" style:font-size-asian="13pt" style:font-weight-asian="bold" style:font-name-complex="Arial Unicode MS1" style:font-size-complex="13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Liberation Serif" fo:font-size="13pt" fo:font-weight="bold" officeooo:rsid="001c0614" officeooo:paragraph-rsid="001d1c3e" style:font-name-asian="Noto Sans CJK SC Regular" style:font-size-asian="13pt" style:font-weight-asian="bold" style:font-name-complex="Arial Unicode MS1" style:font-size-complex="13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Liberation Serif" fo:font-size="13pt" fo:font-weight="bold" officeooo:rsid="001c0614" officeooo:paragraph-rsid="001d2e6e" style:font-name-asian="Noto Sans CJK SC Regular" style:font-size-asian="13pt" style:font-weight-asian="bold" style:font-name-complex="Arial Unicode MS1" style:font-size-complex="13pt" style:font-weight-complex="bold"/>
    </style:style>
    <style:style style:name="P4" style:family="paragraph" style:parent-style-name="Text_20_body">
      <style:text-properties style:font-name="Liberation Serif" fo:font-size="12pt" fo:font-style="normal" fo:font-weight="normal" officeooo:paragraph-rsid="002cac7d" style:font-size-asian="12pt" style:font-style-asian="normal" style:font-weight-asian="normal" style:font-size-complex="12pt" style:font-style-complex="normal" style:font-weight-complex="bold"/>
    </style:style>
    <style:style style:name="P5" style:family="paragraph" style:parent-style-name="Text_20_body">
      <style:text-properties officeooo:paragraph-rsid="001d2e6e" style:font-weight-complex="bold"/>
    </style:style>
    <style:style style:name="P6" style:family="paragraph" style:parent-style-name="Text_20_body">
      <style:text-properties officeooo:paragraph-rsid="002cac7d" style:font-weight-complex="bold"/>
    </style:style>
    <style:style style:name="P7" style:family="paragraph" style:parent-style-name="Text_20_body">
      <style:text-properties officeooo:paragraph-rsid="001d2e6e"/>
    </style:style>
    <style:style style:name="P8" style:family="paragraph" style:parent-style-name="Text_20_body">
      <style:text-properties fo:font-style="normal" officeooo:paragraph-rsid="001d2e6e" style:font-style-asian="normal" style:font-style-complex="normal"/>
    </style:style>
    <style:style style:name="P9" style:family="paragraph" style:parent-style-name="Text_20_body">
      <style:paragraph-properties fo:margin-top="0cm" fo:margin-bottom="0cm" loext:contextual-spacing="false"/>
      <style:text-properties fo:font-weight="bold" officeooo:paragraph-rsid="001d2e6e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2pt" fo:font-weight="bold" officeooo:rsid="001c0614" officeooo:paragraph-rsid="00240707" style:font-name-asian="Noto Sans CJK SC Regular" style:font-size-asian="12pt" style:font-weight-asian="bold" style:font-name-complex="Arial Unicode MS1" style:font-size-complex="12pt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Liberation Serif" fo:font-size="12pt" fo:font-weight="bold" officeooo:rsid="00240707" officeooo:paragraph-rsid="00246ddb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1c0614" officeooo:paragraph-rsid="00246ddb" style:font-name-asian="Noto Sans CJK SC Regular" style:font-size-asian="12pt" style:font-weight-asian="normal" style:font-name-complex="Arial Unicode MS1" style:font-size-complex="12pt" style:font-weight-complex="normal"/>
    </style:style>
    <style:style style:name="P13" style:family="paragraph" style:parent-style-name="Text_20_body">
      <style:paragraph-properties fo:margin-top="0cm" fo:margin-bottom="0cm" loext:contextual-spacing="false"/>
      <style:text-properties style:font-name="Liberation Serif" fo:font-size="12pt" officeooo:rsid="00240707" officeooo:paragraph-rsid="00240707" style:font-size-asian="12pt" style:font-size-complex="12pt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240707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0929d0" officeooo:paragraph-rsid="00246ddb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246ddb"/>
    </style:style>
    <style:style style:name="P17" style:family="paragraph" style:parent-style-name="Text_20_body">
      <style:paragraph-properties fo:margin-top="0cm" fo:margin-bottom="0cm" loext:contextual-spacing="false"/>
      <style:text-properties fo:font-style="italic" officeooo:rsid="000929d0" officeooo:paragraph-rsid="00246ddb" style:font-style-asian="italic" style:font-style-complex="italic"/>
    </style:style>
    <style:style style:name="P18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fo:font-weight="normal" officeooo:rsid="000929d0" officeooo:paragraph-rsid="00246dd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fo:font-weight="normal" officeooo:paragraph-rsid="00267f9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style:text-underline-style="solid" style:text-underline-width="auto" style:text-underline-color="font-color" fo:font-weight="normal" officeooo:rsid="000929d0" officeooo:paragraph-rsid="00246dd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_7e_LT_7e_Gliederung_20_1">
      <style:paragraph-properties fo:margin-top="0cm" fo:margin-bottom="0cm" loext:contextual-spacing="false"/>
      <style:text-properties style:font-name="Liberation Serif" fo:font-size="12pt" fo:font-style="normal" style:text-underline-style="solid" style:text-underline-width="auto" style:text-underline-color="font-color" fo:font-weight="normal" officeooo:rsid="000929d0" officeooo:paragraph-rsid="00267f9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_7e_LT_7e_Gliederung_20_1">
      <style:paragraph-properties fo:margin-top="0cm" fo:margin-bottom="0cm" loext:contextual-spacing="false"/>
      <style:text-properties officeooo:rsid="000929d0" officeooo:paragraph-rsid="00246ddb"/>
    </style:style>
    <style:style style:name="P25" style:family="paragraph" style:parent-style-name="Standard_7e_LT_7e_Gliederung_20_1">
      <style:paragraph-properties fo:margin-top="0cm" fo:margin-bottom="0cm" loext:contextual-spacing="false"/>
      <style:text-properties style:font-name="Liberation Sans1" fo:font-size="10pt" officeooo:paragraph-rsid="00246ddb" style:font-size-asian="10p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1c0614" officeooo:paragraph-rsid="001d2e6e" style:font-name-asian="Noto Sans CJK SC Regular" style:font-size-asian="12pt" style:font-weight-asian="normal" style:font-name-complex="Arial Unicode MS1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/>
      <style:text-properties style:font-name="Liberation Serif" fo:font-size="12pt" fo:font-style="italic" fo:font-weight="normal" officeooo:rsid="000929d0" officeooo:paragraph-rsid="00246ddb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margin-top="0cm" fo:margin-bottom="0cm" loext:contextual-spacing="false"/>
      <style:text-properties officeooo:paragraph-rsid="00246ddb"/>
    </style:style>
    <style:style style:name="P29" style:family="paragraph" style:parent-style-name="Standard_7e_LT_7e_Gliederung_20_1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_7e_LT_7e_Gliederung_20_1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_7e_LT_7e_Gliederung_20_1">
      <style:text-properties style:font-name="Liberation Serif" fo:font-size="12pt" fo:font-style="normal" fo:font-weight="normal" officeooo:rsid="002850cf" officeooo:paragraph-rsid="002850c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_7e_LT_7e_Gliederung_20_1">
      <style:paragraph-properties fo:margin-left="1.247cm" fo:margin-right="0cm" fo:margin-top="0cm" fo:margin-bottom="0cm" loext:contextual-spacing="false" fo:text-align="start" style:justify-single-word="false" fo:text-indent="-0.499cm" style:auto-text-indent="false">
        <style:tab-stops>
          <style:tab-stop style:position="1.247cm"/>
        </style:tab-stops>
      </style:paragraph-properties>
      <style:text-properties style:font-name="Liberation Serif" fo:font-size="12pt" style:font-size-asian="12pt" style:font-size-complex="12pt"/>
    </style:style>
    <style:style style:name="P33" style:family="paragraph" style:parent-style-name="Text_20_body">
      <style:paragraph-properties fo:margin-left="1.247cm" fo:margin-right="0cm" fo:margin-top="0cm" fo:margin-bottom="0cm" loext:contextual-spacing="false" fo:text-align="start" style:justify-single-word="false" fo:text-indent="-0.499cm" style:auto-text-indent="false">
        <style:tab-stops>
          <style:tab-stop style:position="1.247cm"/>
        </style:tab-stops>
      </style:paragraph-properties>
      <style:text-properties style:font-name="Liberation Serif" fo:font-size="12pt" fo:font-weight="normal" officeooo:rsid="001c0614" officeooo:paragraph-rsid="00205cc6" style:font-name-asian="Noto Sans CJK SC Regular" style:font-size-asian="12pt" style:font-weight-asian="normal" style:font-name-complex="Arial Unicode MS1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3.741cm"/>
        </style:tab-stops>
      </style:paragraph-properties>
      <style:text-properties style:font-name="Liberation Serif" fo:font-size="12pt" style:font-size-asian="12pt" style:font-size-complex="12pt"/>
    </style:style>
    <style:style style:name="P35" style:family="paragraph" style:parent-style-name="Standard_7e_LT_7e_Gliederung_20_1">
      <style:paragraph-properties fo:margin-left="2.494cm" fo:margin-right="0cm" fo:margin-top="0cm" fo:margin-bottom="0cm" loext:contextual-spacing="false" fo:text-indent="-0.499cm" style:auto-text-indent="false">
        <style:tab-stops>
          <style:tab-stop style:position="2.494cm"/>
        </style:tab-stops>
      </style:paragraph-properties>
      <style:text-properties style:font-name="Liberation Serif" fo:font-size="12pt" style:font-size-asian="12pt" style:font-size-complex="12pt"/>
    </style:style>
    <style:style style:name="P36" style:family="paragraph" style:parent-style-name="Standard_7e_LT_7e_Gliederung_20_1">
      <style:paragraph-properties fo:margin-left="3.741cm" fo:margin-right="0cm" fo:margin-top="0cm" fo:margin-bottom="0cm" loext:contextual-spacing="false" fo:text-indent="-0.499cm" style:auto-text-indent="false">
        <style:tab-stops>
          <style:tab-stop style:position="3.741cm"/>
        </style:tab-stops>
      </style:paragraph-properties>
      <style:text-properties style:font-name="Liberation Serif" fo:font-size="12pt" style:font-size-asian="12pt" style:font-size-complex="12pt"/>
    </style:style>
    <style:style style:name="P37" style:family="paragraph" style:parent-style-name="Standard_7e_LT_7e_Gliederung_20_1">
      <style:paragraph-properties fo:margin-left="1.27cm" fo:margin-right="0cm" fo:margin-top="0cm" fo:margin-bottom="0cm" loext:contextual-spacing="false" fo:text-indent="-0.635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_7e_LT_7e_Gliederung_20_2">
      <style:paragraph-properties fo:margin-left="1.27cm" fo:margin-right="0cm" fo:text-indent="-0.635cm" style:auto-text-indent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_7e_LT_7e_Gliederung_20_2">
      <style:paragraph-properties fo:margin-left="1.27cm" fo:margin-right="0cm" fo:text-indent="-0.635cm" style:auto-text-indent="false"/>
      <style:text-properties style:font-name="Liberation Serif" fo:font-size="12pt" fo:font-weight="normal" officeooo:rsid="00264143" officeooo:paragraph-rsid="00264143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1.27cm" fo:margin-right="0cm" fo:text-indent="-0.635cm" style:auto-text-indent="false"/>
      <style:text-properties style:font-name="Liberation Serif" fo:font-size="12pt" fo:font-weight="normal" officeooo:rsid="00264143" officeooo:paragraph-rsid="00264143" style:font-size-asian="12pt" style:font-weight-asian="normal" style:font-size-complex="12pt" style:font-weight-complex="normal"/>
    </style:style>
    <style:style style:name="P41" style:family="paragraph" style:parent-style-name="Standard_7e_LT_7e_Gliederung_20_1">
      <style:paragraph-properties fo:margin-left="1.27cm" fo:margin-right="0cm" fo:text-indent="-0.635cm" style:auto-text-indent="false"/>
      <style:text-properties style:font-name="Liberation Serif" fo:font-size="12pt" style:text-underline-style="solid" style:text-underline-width="auto" style:text-underline-color="font-color" fo:font-weight="normal" officeooo:rsid="00264143" officeooo:paragraph-rsid="00264143" style:font-size-asian="12pt" style:font-weight-asian="normal" style:font-size-complex="12pt" style:font-weight-complex="normal"/>
    </style:style>
    <style:style style:name="P42" style:family="paragraph" style:parent-style-name="Standard_7e_LT_7e_Gliederung_20_2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cm" loext:contextual-spacing="false"/>
      <style:text-properties style:font-name="Liberation Serif" fo:font-size="12pt" fo:font-weight="normal" officeooo:rsid="001c0614" officeooo:paragraph-rsid="001e7ea3" style:font-name-asian="Noto Sans CJK SC Regular" style:font-size-asian="12pt" style:font-weight-asian="normal" style:font-name-complex="Arial Unicode MS1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cm" loext:contextual-spacing="false" fo:text-align="start" style:justify-single-word="false"/>
      <style:text-properties style:font-name="Liberation Serif" fo:font-size="12pt" officeooo:paragraph-rsid="001d2e6e" style:font-size-asian="12pt" style:font-size-complex="12pt"/>
    </style:style>
    <style:style style:name="P45" style:family="paragraph" style:parent-style-name="Text_20_body" style:list-style-name="L1">
      <style:text-properties officeooo:paragraph-rsid="001d1ea0"/>
    </style:style>
    <style:style style:name="P46" style:family="paragraph" style:parent-style-name="Text_20_body" style:list-style-name="L1">
      <style:text-properties officeooo:paragraph-rsid="001d1ea0" style:font-weight-complex="bold"/>
    </style:style>
    <style:style style:name="P47" style:family="paragraph" style:parent-style-name="Text_20_body" style:list-style-name="L1">
      <style:text-properties officeooo:paragraph-rsid="002abd81" style:font-weight-complex="bold"/>
    </style:style>
    <style:style style:name="P48" style:family="paragraph" style:parent-style-name="Text_20_body" style:list-style-name="L2">
      <style:paragraph-properties fo:margin-top="0cm" fo:margin-bottom="0cm" loext:contextual-spacing="false"/>
      <style:text-properties officeooo:paragraph-rsid="001d2e6e"/>
    </style:style>
    <style:style style:name="P49" style:family="paragraph" style:parent-style-name="Text_20_body" style:list-style-name="L3">
      <style:paragraph-properties fo:margin-top="0cm" fo:margin-bottom="0cm" loext:contextual-spacing="false" fo:text-align="start" style:justify-single-word="false"/>
      <style:text-properties officeooo:paragraph-rsid="001d2e6e"/>
    </style:style>
    <style:style style:name="P50" style:family="paragraph" style:parent-style-name="Heading_20_1">
      <style:paragraph-properties fo:text-align="center" style:justify-single-word="false"/>
      <style:text-properties fo:font-size="13pt" officeooo:paragraph-rsid="001c0614" style:font-size-asian="13pt" style:font-size-complex="13pt"/>
    </style:style>
    <style:style style:name="P51" style:family="paragraph" style:parent-style-name="Standard_7e_LT_7e_Gliederung_20_1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_7e_LT_7e_Gliederung_20_1">
      <style:text-properties style:font-name="Liberation Serif" fo:font-size="12pt" fo:font-style="normal" fo:font-weight="normal" officeooo:rsid="00290e72" officeooo:paragraph-rsid="00370177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_7e_LT_7e_Gliederung_20_1" style:list-style-name="L3">
      <style:paragraph-properties fo:margin-left="1.247cm" fo:margin-right="0cm" fo:margin-top="0cm" fo:margin-bottom="0cm" loext:contextual-spacing="false" fo:text-indent="-0.499cm" style:auto-text-indent="false">
        <style:tab-stops>
          <style:tab-stop style:position="1.247cm"/>
        </style:tab-stops>
      </style:paragraph-properties>
    </style:style>
    <style:style style:name="P54" style:family="paragraph" style:parent-style-name="Standard_7e_LT_7e_Gliederung_20_1" style:list-style-name="L4">
      <style:paragraph-properties fo:margin-left="1.247cm" fo:margin-right="0cm" fo:margin-top="0cm" fo:margin-bottom="0cm" loext:contextual-spacing="false" fo:text-align="start" style:justify-single-word="false" fo:text-indent="-0.499cm" style:auto-text-indent="false">
        <style:tab-stops>
          <style:tab-stop style:position="1.247cm"/>
        </style:tab-stops>
      </style:paragraph-properties>
      <style:text-properties style:font-name="Liberation Serif" fo:font-size="12pt" style:font-size-asian="12pt" style:font-size-complex="12pt"/>
    </style:style>
    <style:style style:name="P55" style:family="paragraph" style:parent-style-name="Standard_7e_LT_7e_Gliederung_20_1" style:list-style-name="L4">
      <style:paragraph-properties fo:margin-left="1.247cm" fo:margin-right="0cm" fo:margin-top="0cm" fo:margin-bottom="0cm" loext:contextual-spacing="false" fo:text-align="start" style:justify-single-word="false" fo:text-indent="-0.499cm" style:auto-text-indent="false">
        <style:tab-stops>
          <style:tab-stop style:position="1.247cm"/>
        </style:tab-stops>
      </style:paragraph-properties>
      <style:text-properties style:font-name="Liberation Serif" fo:font-size="12pt" officeooo:paragraph-rsid="00227853" style:font-size-asian="12pt" style:font-size-complex="12pt"/>
    </style:style>
    <style:style style:name="P56" style:family="paragraph" style:parent-style-name="Standard_7e_LT_7e_Gliederung_20_1" style:list-style-name="L3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.247cm"/>
        </style:tab-stops>
      </style:paragraph-properties>
      <style:text-properties style:font-name="Liberation Serif" fo:font-size="12pt" style:font-size-asian="12pt" style:font-size-complex="12pt"/>
    </style:style>
    <style:style style:name="P57" style:family="paragraph" style:parent-style-name="Standard_7e_LT_7e_Gliederung_20_1">
      <style:paragraph-properties fo:break-before="pag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_7e_LT_7e_Gliederung_20_2" style:list-style-name="L3">
      <style:paragraph-properties fo:margin-left="2.494cm" fo:margin-right="0cm" fo:text-indent="-0.499cm" style:auto-text-indent="false">
        <style:tab-stops>
          <style:tab-stop style:position="2.494cm"/>
        </style:tab-stops>
      </style:paragraph-properties>
      <style:text-properties style:font-name="Liberation Serif" fo:font-size="12pt" fo:font-weight="normal" officeooo:rsid="001c0614" style:font-name-asian="Noto Sans CJK SC Regular" style:font-size-asian="12pt" style:font-weight-asian="normal" style:font-name-complex="Arial Unicode MS1" style:font-size-complex="12pt" style:font-weight-complex="normal"/>
    </style:style>
    <style:style style:name="P59" style:family="paragraph" style:parent-style-name="Standard_7e_LT_7e_Gliederung_20_2" style:list-style-name="L3">
      <style:paragraph-properties fo:margin-left="2.494cm" fo:margin-right="0cm" fo:text-indent="-0.499cm" style:auto-text-indent="false">
        <style:tab-stops>
          <style:tab-stop style:position="2.494cm"/>
        </style:tab-stops>
      </style:paragraph-properties>
      <style:text-properties style:font-name="Liberation Serif" fo:font-size="12pt" fo:font-weight="normal" officeooo:rsid="001c0614" officeooo:paragraph-rsid="001e52c3" style:font-name-asian="Noto Sans CJK SC Regular" style:font-size-asian="12pt" style:font-weight-asian="normal" style:font-name-complex="Arial Unicode MS1" style:font-size-complex="12pt" style:font-weight-complex="normal"/>
    </style:style>
    <style:style style:name="P60" style:family="paragraph" style:parent-style-name="Standard_7e_LT_7e_Gliederung_20_2" style:list-style-name="L3">
      <style:paragraph-properties fo:margin-top="0cm" fo:margin-bottom="0cm" loext:contextual-spacing="false" fo:text-align="start" style:justify-single-word="false"/>
      <style:text-properties style:font-name="Liberation Serif" fo:font-size="12pt" fo:font-weight="bold" officeooo:rsid="001c0614" officeooo:paragraph-rsid="001d2e6e" style:font-name-asian="Noto Sans CJK SC Regular" style:font-size-asian="12pt" style:font-weight-asian="bold" style:font-name-complex="Arial Unicode MS1" style:font-size-complex="12pt" style:font-weight-complex="normal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3pt" fo:font-weight="normal" officeooo:rsid="001c0614" style:font-name-asian="Noto Sans CJK SC Regular" style:font-size-asian="13pt" style:font-weight-asian="normal" style:font-name-complex="Arial Unicode MS1" style:font-size-complex="13pt" style:font-weight-complex="normal"/>
    </style:style>
    <style:style style:name="T3" style:family="text">
      <style:text-properties style:font-name="Liberation Serif" fo:font-size="13pt" fo:font-weight="normal" officeooo:rsid="00077b2c" style:font-name-asian="Noto Sans CJK SC Regular" style:font-size-asian="13pt" style:font-weight-asian="normal" style:font-name-complex="Arial Unicode MS1" style:font-size-complex="13pt" style:font-weight-complex="normal"/>
    </style:style>
    <style:style style:name="T4" style:family="text">
      <style:text-properties style:font-name="Liberation Serif" fo:font-size="12pt" fo:font-weight="normal" officeooo:rsid="001c0614" style:font-name-asian="Noto Sans CJK SC Regular" style:font-size-asian="12pt" style:font-weight-asian="normal" style:font-name-complex="Arial Unicode MS1" style:font-size-complex="12pt" style:font-weight-complex="normal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246ddb" style:font-size-asian="12pt" style:font-size-complex="12pt"/>
    </style:style>
    <style:style style:name="T8" style:family="text">
      <style:text-properties style:font-name="Liberation Serif" fo:font-size="12pt" style:font-size-asian="12pt" style:font-name-complex="Calibri" style:font-size-complex="12pt"/>
    </style:style>
    <style:style style:name="T9" style:family="text">
      <style:text-properties style:font-name="Liberation Serif" fo:font-size="12pt" fo:font-weight="bold" style:font-size-asian="12pt" style:font-weight-asian="bold" style:font-name-complex="Calibri" style:font-size-complex="12pt" style:font-weight-complex="bold"/>
    </style:style>
    <style:style style:name="T10" style:family="text">
      <style:text-properties style:font-name="Liberation Serif" fo:font-size="12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9pt" style:font-size-asian="9pt" style:font-size-complex="9pt"/>
    </style:style>
    <style:style style:name="T12" style:family="text">
      <style:text-properties style:font-name="Liberation Serif" fo:font-weight="normal" officeooo:rsid="001c0614" style:font-name-asian="Noto Sans CJK SC Regular" style:font-weight-asian="normal" style:font-name-complex="Arial Unicode MS1" style:font-weight-complex="normal"/>
    </style:style>
    <style:style style:name="T13" style:family="text">
      <style:text-properties style:font-name="Liberation Serif" officeooo:rsid="00227853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6b984" style:font-weight-asian="bold" style:font-weight-complex="bold"/>
    </style:style>
    <style:style style:name="T17" style:family="text">
      <style:text-properties fo:font-weight="bold" officeooo:rsid="001d2e6e" style:font-weight-asian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d2e6e" style:font-weight-asian="normal" style:font-weight-complex="normal"/>
    </style:style>
    <style:style style:name="T20" style:family="text">
      <style:text-properties fo:font-weight="normal" officeooo:rsid="00302eb1" style:font-weight-asian="normal" style:font-weight-complex="normal"/>
    </style:style>
    <style:style style:name="T21" style:family="text">
      <style:text-properties fo:font-weight="normal" officeooo:rsid="001c0614" style:font-name-asian="Noto Sans CJK SC Regular" style:font-weight-asian="normal" style:font-name-complex="Arial Unicode MS1" style:font-weight-complex="normal"/>
    </style:style>
    <style:style style:name="T22" style:family="text">
      <style:text-properties officeooo:rsid="001d2e6e"/>
    </style:style>
    <style:style style:name="T23" style:family="text">
      <style:text-properties officeooo:rsid="001e52c3"/>
    </style:style>
    <style:style style:name="T24" style:family="text">
      <style:text-properties officeooo:rsid="001e7ea3"/>
    </style:style>
    <style:style style:name="T25" style:family="text">
      <style:text-properties officeooo:rsid="00205cc6"/>
    </style:style>
    <style:style style:name="T26" style:family="text">
      <style:text-properties officeooo:rsid="00227853"/>
    </style:style>
    <style:style style:name="T27" style:family="text">
      <style:text-properties officeooo:rsid="00240707"/>
    </style:style>
    <style:style style:name="T2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9" style:family="text">
      <style:text-properties officeooo:rsid="00246ddb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318322" style:font-style-asian="normal" style:font-style-complex="normal"/>
    </style:style>
    <style:style style:name="T33" style:family="text">
      <style:text-properties officeooo:rsid="002850cf"/>
    </style:style>
    <style:style style:name="T34" style:family="text">
      <style:text-properties officeooo:rsid="00290e72"/>
    </style:style>
    <style:style style:name="T35" style:family="text">
      <style:text-properties officeooo:rsid="002cac7d"/>
    </style:style>
    <style:style style:name="T36" style:family="text">
      <style:text-properties officeooo:rsid="00302eb1"/>
    </style:style>
    <style:style style:name="T37" style:family="text">
      <style:text-properties officeooo:rsid="00318322"/>
    </style:style>
    <style:style style:name="T38" style:family="text">
      <style:text-properties officeooo:rsid="0032fba1"/>
    </style:style>
    <style:style style:name="T39" style:family="text">
      <style:text-properties officeooo:rsid="0036b984"/>
    </style:style>
    <style:style style:name="T40" style:family="text">
      <style:text-properties officeooo:rsid="00370177"/>
    </style:style>
    <text:list-style style:name="L1">
      <text:list-level-style-bullet text:level="1" text:style-name="WW_5f_CharLFO4LVL1" text:bullet-char="-">
        <style:list-level-properties text:space-before="0.635cm" text:min-label-width="0.635cm"/>
        <style:text-properties style:font-name="Liberation Serif"/>
      </text:list-level-style-bullet>
      <text:list-level-style-bullet text:level="2" text:style-name="WW_5f_CharLFO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LVL1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WW_5f_CharLFO1LVL2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WW_5f_CharLFO1LVL3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WW_5f_CharLFO1LVL4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WW_5f_CharLFO1LVL5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WW_5f_CharLFO1LVL6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WW_5f_CharLFO1LVL7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WW_5f_CharLFO1LVL8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WW_5f_CharLFO1LVL9" text:bullet-char="•">
        <style:list-level-properties text:space-before="10.725cm" text:min-label-width="0.499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•">
        <style:list-level-properties text:space-before="0.748cm" text:min-label-width="0.499cm"/>
        <style:text-properties style:font-name="OpenSymbol"/>
      </text:list-level-style-bullet>
      <text:list-level-style-bullet text:level="2" text:style-name="WW_5f_CharLFO2LVL2" text:bullet-char="•">
        <style:list-level-properties text:space-before="1.995cm" text:min-label-width="0.499cm"/>
        <style:text-properties style:font-name="OpenSymbol"/>
      </text:list-level-style-bullet>
      <text:list-level-style-bullet text:level="3" text:style-name="WW_5f_CharLFO2LVL3" text:bullet-char="•">
        <style:list-level-properties text:space-before="3.242cm" text:min-label-width="0.499cm"/>
        <style:text-properties style:font-name="OpenSymbol"/>
      </text:list-level-style-bullet>
      <text:list-level-style-bullet text:level="4" text:style-name="WW_5f_CharLFO2LVL4" text:bullet-char="•">
        <style:list-level-properties text:space-before="4.489cm" text:min-label-width="0.499cm"/>
        <style:text-properties style:font-name="OpenSymbol"/>
      </text:list-level-style-bullet>
      <text:list-level-style-bullet text:level="5" text:style-name="WW_5f_CharLFO2LVL5" text:bullet-char="•">
        <style:list-level-properties text:space-before="5.736cm" text:min-label-width="0.499cm"/>
        <style:text-properties style:font-name="OpenSymbol"/>
      </text:list-level-style-bullet>
      <text:list-level-style-bullet text:level="6" text:style-name="WW_5f_CharLFO2LVL6" text:bullet-char="•">
        <style:list-level-properties text:space-before="6.983cm" text:min-label-width="0.499cm"/>
        <style:text-properties style:font-name="OpenSymbol"/>
      </text:list-level-style-bullet>
      <text:list-level-style-bullet text:level="7" text:style-name="WW_5f_CharLFO2LVL7" text:bullet-char="•">
        <style:list-level-properties text:space-before="8.23cm" text:min-label-width="0.499cm"/>
        <style:text-properties style:font-name="OpenSymbol"/>
      </text:list-level-style-bullet>
      <text:list-level-style-bullet text:level="8" text:style-name="WW_5f_CharLFO2LVL8" text:bullet-char="•">
        <style:list-level-properties text:space-before="9.478cm" text:min-label-width="0.499cm"/>
        <style:text-properties style:font-name="OpenSymbol"/>
      </text:list-level-style-bullet>
      <text:list-level-style-bullet text:level="9" text:style-name="WW_5f_CharLFO2LVL9" text:bullet-char="•">
        <style:list-level-properties text:space-before="10.725cm" text:min-label-width="0.499cm"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1">Procès-verbal de l'assemblée générale ordinaire de l'association A3C Presqu’île</text:h>
      <text:p text:style-name="P1">18 avril 2020</text:p>
      <text:p text:style-name="P1"/>
      <text:p text:style-name="P2">Présents :</text:p>
      <text:list xml:id="list832714949" text:style-name="L1">
        <text:list-item>
          <text:p text:style-name="P45"><text:span text:style-name="Police_20_par_20_défaut"><text:span text:style-name="T2">Jacqueline Collig</text:span></text:span><text:span text:style-name="Police_20_par_20_défaut"><text:span text:style-name="T3">n</text:span></text:span><text:span text:style-name="Police_20_par_20_défaut"><text:span text:style-name="T2">on,</text:span></text:span></text:p>
        </text:list-item>
        <text:list-item>
          <text:p text:style-name="P46"><text:span text:style-name="Police_20_par_20_défaut">Catherine Gentric,</text:span></text:p>
        </text:list-item>
        <text:list-item>
          <text:p text:style-name="P47"><text:span text:style-name="Police_20_par_20_défaut">Arnaud </text:span>Leruste, </text:p>
        </text:list-item>
        <text:list-item>
          <text:p text:style-name="P46">Bruno Leruste, </text:p>
        </text:list-item>
        <text:list-item>
          <text:p text:style-name="P47"><text:span text:style-name="Police_20_par_20_défaut">Régis Leruste.</text:span></text:p>
        </text:list-item>
      </text:list>
      <text:p text:style-name="P7"><text:span text:style-name="Police_20_par_20_défaut"><text:span text:style-name="T15">A3C Presqu’île </text:span></text:span>Association à but non lucratif de droit français régie par la loi du 1er juillet 1901</text:p>
      <text:p text:style-name="P7">1 rue du Languernais 44350 St Molf</text:p>
      <text:p text:style-name="P5"><text:bookmark text:name="u6301-14"/><text:span text:style-name="Police_20_par_20_défaut"><text:span text:style-name="T14">Procès-verbal</text:span></text:span><text:bookmark text:name="u6301-17"/><text:span text:style-name="Police_20_par_20_défaut"><text:span text:style-name="T14"> de l’assemblée générale ordinaire du </text:span></text:span><text:span text:style-name="Police_20_par_20_défaut"><text:span text:style-name="T17">18</text:span></text:span><text:span text:style-name="Police_20_par_20_défaut"><text:span text:style-name="T14"> </text:span></text:span><text:span text:style-name="Police_20_par_20_défaut"><text:span text:style-name="T17">avril</text:span></text:span><text:span text:style-name="Police_20_par_20_défaut"><text:span text:style-name="T14"> 20</text:span></text:span><text:span text:style-name="Police_20_par_20_défaut"><text:span text:style-name="T17">20</text:span></text:span></text:p>
      <text:p text:style-name="P3"><text:s text:c="5"/><text:span text:style-name="T18">Le </text:span><text:span text:style-name="T19">18 avril</text:span><text:span text:style-name="T18"> 20</text:span><text:span text:style-name="T19">20</text:span><text:span text:style-name="T18"> <text:s/>à 10 heures, </text:span><text:span text:style-name="T19">par visioconférence </text:span><text:span text:style-name="T20">en raison du confinement lié à l’épidémie de coronavirus</text:span><text:span text:style-name="T18">, s’est réunie l’assemblée générale ordinaire ci-après relatée pour statuer sur le fonctionnement de l’association.</text:span></text:p>
      <text:p text:style-name="P7">L'assemblée générale désigne <text:bookmark text:name="u6301-31"/><text:s/>Régis Leruste en qualité de président de séance et <text:span text:style-name="T22">Catherine Gentric</text:span> en qualité de secrétaire de séance.</text:p>
      <text:p text:style-name="P8"><text:span text:style-name="T36">Les adhérents présents mandatent le président de séance pour remplir l</text:span>a feuille de présence <text:span text:style-name="T36">et la</text:span> certifi<text:span text:style-name="T36">er</text:span> exacte et sincère.</text:p>
      <text:p text:style-name="P9">Rapport moral de l'association</text:p>
      <text:list xml:id="list813770727" text:style-name="L2">
        <text:list-item>
          <text:p text:style-name="P48"><text:span text:style-name="T6">Rappel de l’objet statutaire et des valeurs de l’association : </text:span><text:span text:style-name="Police_20_par_20_défaut"><text:span text:style-name="T8">L’</text:span></text:span><text:span text:style-name="Police_20_par_20_défaut"><text:span text:style-name="T9">A3C</text:span></text:span><text:span text:style-name="Police_20_par_20_défaut"><text:span text:style-name="T8"> </text:span></text:span><text:span text:style-name="Police_20_par_20_défaut"><text:span text:style-name="T9">Presqu’île</text:span></text:span><text:span text:style-name="Police_20_par_20_défaut"><text:span text:style-name="T8"> a pour objet de </text:span></text:span><text:span text:style-name="T6">revisiter le concept culinaire traditionnel en faisant évoluer l’art de la table. Les objectifs principaux sont la préservation nutritionnelle des aliments, le gain d’énergie et le bien-être de la personne.</text:span></text:p>
        </text:list-item>
      </text:list>
      <text:list xml:id="list3326586411" text:style-name="L3">
        <text:list-item>
          <text:p text:style-name="P49"><text:span text:style-name="T4">Rapport de gestion de la trésorerie de l’association pour l’exercice écoulé : </text:span><text:span text:style-name="T5">la comptabilit</text:span><text:span text:style-name="T6">é est accessible en utilisant le lien ci-dessous :</text:span></text:p>
          <text:p text:style-name="P53"><text:a xlink:type="simple" xlink:href="https://docs.google.com/spreadsheets/d/10d_imVQO3wuhkOmISvOlTYg_WKYrIkH5ZQI5M3HZrBc/edit?ts=5e2c4408#gid=0l" text:style-name="Internet_20_link" text:visited-style-name="Visited_20_Internet_20_Link"><text:span text:style-name="T11">https://docs.google.com/spreadsheets/d/10d_imVQO3wuhkOmISvOlTYg_WKYrIkH5ZQI5M3HZrBc/edit?ts=5e2c4408#gid=0l</text:span></text:a></text:p>
        </text:list-item>
        <text:list-item>
          <text:p text:style-name="P43">Mention chronologique ou thématique des projets aboutis et non aboutis :</text:p>
          <text:p text:style-name="P43"/>
          <text:p text:style-name="P43">- Deux conventions de mécénats avec Kolabee (Toulouse) :</text:p>
        </text:list-item>
        <text:list-item>
          <text:p text:style-name="P58">Novembre et décembre 2019 → TMC : 2 ingénieurs – Mickaël et Willy.</text:p>
        </text:list-item>
        <text:list-item>
          <text:p text:style-name="P59">Mars – avril → 11/05/2020 → <text:span text:style-name="T23">DECASOFT </text:span>: 1 ingénieur - Clément.</text:p>
          <text:p text:style-name="P60"/>
          <text:p text:style-name="P44"><text:span text:style-name="T21">- </text:span>La prise en charge d’un étudiant de mesure physique a été envisagé<text:span text:style-name="T24">e</text:span> mais n’a pas été concrétisé<text:span text:style-name="T24">e</text:span>. Le budget nécessaire pour 11 semaines de stage est <text:span text:style-name="T24">de </text:span>1500€, une subvention serait nécessaire pour l’envisager au printemps 2021.</text:p>
          <text:p text:style-name="P56"><text:soft-page-break/><text:span text:style-name="T24">- L</text:span>’organisation d’un repas pour 6 personnes avec création d’un menu n’a pas été concrétisé<text:span text:style-name="T24">e</text:span>.</text:p>
        </text:list-item>
      </text:list>
      <text:p text:style-name="P32"/>
      <text:p text:style-name="P33"/>
      <text:list xml:id="list1451941285" text:style-name="L4">
        <text:list-item>
          <text:p text:style-name="P54">Présentation détaillée des projets envisagés pour l’année suivante :</text:p>
        </text:list-item>
      </text:list>
      <text:p text:style-name="P35">- <text:span text:style-name="T37">demande de </text:span>reconnaissance d’intérêt général <text:span text:style-name="T37">auprès du Centre des Impôts</text:span></text:p>
      <text:p text:style-name="P35">- prise en charge d’un étudiant (11 semaines) dans le cadre d’un stage</text:p>
      <text:p text:style-name="P35">- organiser un repas pour 6 personnes avec création d’un menu conçu par un de<text:span text:style-name="T25">s </text:span>membres selon les principes suivants : </text:p>
      <text:p text:style-name="P36">- utilisation du Système de Cuisson Assisté par Ordinateur (SCAO) pour au moins l’un des plats</text:p>
      <text:p text:style-name="P36">- prendre une photo du plat cuisiné (assiette de présentation)</text:p>
      <text:p text:style-name="P36">- rédiger la recette sur Fablabo.</text:p>
      <text:p text:style-name="P36"/>
      <text:p text:style-name="P34"/>
      <text:list xml:id="list153920104104831" text:continue-numbering="true" text:style-name="L4">
        <text:list-item>
          <text:p text:style-name="P55"><text:s/><text:span text:style-name="T12">Description des relations entretenues avec les pouvoirs </text:span><text:span text:style-name="T1">publics et les partenaires privés, le cas échéant : </text:span></text:p>
        </text:list-item>
      </text:list>
      <text:p text:style-name="P26"><text:tab/><text:tab/><text:span text:style-name="T1">- sans objet cette année </text:span><text:span text:style-name="T13">pour les pouvoirs publics, </text:span></text:p>
      <text:p text:style-name="P26"><text:tab/><text:tab/>- <text:span text:style-name="T26">fécondes avec l’association Kolabee (voir ci-dessus).</text:span></text:p>
      <text:p text:style-name="P26"/>
      <text:p text:style-name="P10">Rappor<text:span text:style-name="T27">t </text:span><text:span text:style-name="Police_20_par_20_défaut"><text:span text:style-name="T27">d'activités :</text:span></text:span></text:p>
      <text:p text:style-name="P14">(voir ci-dessus)</text:p>
      <text:p text:style-name="P14"/>
      <text:p text:style-name="P10"><text:span text:style-name="Police_20_par_20_défaut">Élections et attribution des pouvoirs</text:span> </text:p>
      <text:p text:style-name="P12">Composition actuelle du bureau :</text:p>
      <text:p text:style-name="P14">Président : Régis Leruste</text:p>
      <text:p text:style-name="P14">Trésorier : Bruno Leruste</text:p>
      <text:p text:style-name="P14">Secrétaire : Arnaud Leruste.</text:p>
      <text:p text:style-name="P14"/>
      <text:p text:style-name="P13">Tous trois sont reconduits à l’unanimité dans leurs fonctions.</text:p>
      <text:p text:style-name="P13"/>
      <text:p text:style-name="P11">Fonctionnement de l'association :</text:p>
      <text:p text:style-name="P16"><text:span text:style-name="Police_20_par_20_défaut"><text:span text:style-name="T28">Adhésion</text:span></text:span> : formulaire, montant annuel de l’adhésion</text:p>
      <text:p text:style-name="P16"/>
      <text:p text:style-name="P16"><text:span text:style-name="T29">Après discussion il est décidé à l’unanimité de garder l</text:span>e montant de l’adhésion à 20 euros pour les membres adhérents. </text:p>
      <text:p text:style-name="P16">A partir de 40 euros, on est considéré comme membre adhérent bienfaiteur.</text:p>
      <text:p text:style-name="P16">Il est possible de faire un don à l’association.</text:p>
      <text:p text:style-name="P25">https://github.com/AIREL46/SCAO/blob/master/association/fonctionnement/adhesion.pdf</text:p>
      <text:p text:style-name="P28"/>
      <text:p text:style-name="P15"><text:span text:style-name="T29">Il est décidé à l’unanimité que le </text:span>formulaire d’adhésion complété <text:span text:style-name="T29">sera envoyé</text:span> <text:span text:style-name="T29">avec le chèque joint </text:span><text:span text:style-name="T7">à Régis Leruste 1 rue du Languernais 44350 St Molf</text:span><text:span text:style-name="T29"> ou rempli en ligne avec le virement sur le compte de l’association.</text:span> <text:span text:style-name="T37">Le formulaire </text:span><text:span text:style-name="T32">et le RIB sont</text:span><text:span text:style-name="T31"> annexé</text:span><text:span text:style-name="T32">s</text:span><text:span text:style-name="T31"> au présent procès verbal</text:span><text:span text:style-name="T30">.</text:span></text:p>
      <text:p text:style-name="P17"/>
      <text:p text:style-name="P24"><text:span text:style-name="Police_20_par_20_défaut"><text:span text:style-name="T10">Banque et <text:s/>Assurances - Responsabilité Civile (RC)</text:span></text:span></text:p>
      <text:p text:style-name="P29">Banque :</text:p>
      <text:p text:style-name="P42">Le crédit agricole de Guérande a été choisi :</text:p>
      <text:p text:style-name="P42"><text:soft-page-break/>Le compte et la mise à disposition du chéquier sont gratuits.</text:p>
      <text:p text:style-name="P42"/>
      <text:p text:style-name="P18">Présentation des devis (2019) d’assurance et choix :</text:p>
      <text:p text:style-name="P37"/>
      <text:p text:style-name="P38">Crédit Agricole : RC : 82€/an</text:p>
      <text:p text:style-name="P37"/>
      <text:p text:style-name="P38">La <text:span text:style-name="T37">P</text:span>oste : RC : 94€/an</text:p>
      <text:p text:style-name="P37"/>
      <text:p text:style-name="P38">Fédération Française du Bénévolat Associatif (RC uniquement) : 40€ la première année,</text:p>
      <text:p text:style-name="P37">76€ les années suivantes.</text:p>
      <text:p text:style-name="P37"/>
      <text:p text:style-name="P38">MAIF : RC 110€/an</text:p>
      <text:p text:style-name="P39">La MAI<text:span text:style-name="T37">F</text:span> a été choisie à <text:span text:style-name="T37">l’unanimité</text:span>.</text:p>
      <text:p text:style-name="P39"/>
      <text:p text:style-name="P41">Budget :</text:p>
      <text:p text:style-name="P18"/>
      <text:p text:style-name="P18">Le budget résulte du montant des cotisations, des dons et subventions éventuelles ainsi que des frais de banque, d’assurance et divers.</text:p>
      <text:p text:style-name="P40"/>
      <text:p text:style-name="P22">Subventions :</text:p>
      <text:p text:style-name="P19"/>
      <text:p text:style-name="P21">Des fonds européens dits « structurels » existent. L’attribution de ces subventions est sollicitée auprès du conseil régional (voir article Ouest France du 15 mai 2019). </text:p>
      <text:p text:style-name="P23"/>
      <text:p text:style-name="P23">Débat sur les objectifs de l'association - Questions diverses</text:p>
      <text:p text:style-name="P27"/>
      <text:p text:style-name="P20">Attentes et suggestions des membres de l’association</text:p>
      <text:p text:style-name="P31">La question d<text:span text:style-name="T38">e la venue</text:span> de nouveaux adhérents a été posée : au-delà de ce que peut offrir actuellement l’association, quelles sont les attentes de futurs adhérents ?</text:p>
      <text:p text:style-name="P31">Quelques pistes ont été proposées : une information plus précise sur l’association (information ? <text:span text:style-name="T34">s</text:span>ite internet?), des tutos présentant de nouveaux procédés culinaires.</text:p>
      <text:p text:style-name="P52">L’association gravite autour d’un projet d’invention. <text:span text:style-name="T39">Elle développe actuellement le p</text:span>rototype n°3 d<text:span text:style-name="T39">u </text:span><text:span text:style-name="T16">S</text:span><text:span text:style-name="T39">ystème de</text:span> <text:span text:style-name="T15">C</text:span>uisson <text:span text:style-name="T15">I</text:span>ntelligent<text:span text:style-name="T39">e (SCI).</text:span> <text:span text:style-name="T40">L</text:span>e prototype <text:span text:style-name="T39">n°2 du </text:span><text:span text:style-name="T15">S</text:span>ystème de <text:span text:style-name="T15">C</text:span>uisson <text:span text:style-name="T15">A</text:span>ssisté par <text:span text:style-name="T15">O</text:span>rdinateur (<text:span text:style-name="T40">SCAO</text:span>) <text:s/><text:span text:style-name="T40">est aujourd’hui le prototype de référence. Il </text:span>n’est pas transportable, ce qui limite sa vulgarisation.</text:p>
      <text:p text:style-name="P52">On pourrait alors organiser des sessions où les adhérents pourraient venir découvrir sur place ce prototype <text:span text:style-name="T40">n°2 </text:span>et les réalisations culinaires qu’il permet (démonstration de cuisson, repas organisé et élargissement sur d’autres concepts comme le four solaire...)</text:p>
      <text:p text:style-name="P30"/>
      <text:p text:style-name="P57">Questions diverses :</text:p>
      <text:p text:style-name="P6">Pas de questions diverses.</text:p>
      <text:p text:style-name="P4">La séance est levée à 11h<text:span text:style-name="T35">54</text:span>.</text:p>
      <text:p text:style-name="P30">A l'issue de l'AG, Bruno Leruste <text:span text:style-name="T33">a</text:span> présenté son concept culinaire créatif "Füki"</text:p>
      <text:p text:style-name="P30">https://fuki2020.wixsite.com/accueil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 Unicode MS2" svg:font-family="'Arial Unicode MS'" style:font-family-generic="swiss"/>
    <style:font-face style:name="Lohit Devanagari1" svg:font-family="'Lohit Devanagari'" style:font-family-generic="system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1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size-complex="24pt" style:font-weight-complex="bold" fo:hyphenate="false" fo:hyphenation-remain-char-count="2" fo:hyphenation-push-char-count="2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lein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lein_20_bleu" style:display-name="Plein bleu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ur_20_bleu" style:display-name="Contour bleu" style:family="paragraph" style:parent-style-name="Contour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Arial Unicode MS" fo:font-family="'Arial Unicode M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AR PL SungtiL GB" style:font-family-asian="'AR PL SungtiL GB'" style:font-family-generic-asian="system" style:font-pitch-asian="variable" style:font-name-complex="Lohit Devanagari1" style:font-family-complex="'Lohit Devanagari'" style:font-family-generic-complex="system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Police_20_par_20_défaut" style:display-name="Police par défaut" style:family="text"/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09:14:13.012694000</meta:creation-date>
    <dc:date>2020-04-20T15:28:57.009260718</dc:date>
    <meta:editing-duration>PT1H26M32S</meta:editing-duration>
    <meta:editing-cycles>18</meta:editing-cycles>
    <meta:generator>LibreOffice/6.0.7.3$Linux_X86_64 LibreOffice_project/00m0$Build-3</meta:generator>
    <meta:print-date>2020-04-20T15:31:03.002106705</meta:print-date>
    <meta:document-statistic meta:table-count="0" meta:image-count="0" meta:object-count="0" meta:page-count="4" meta:paragraph-count="77" meta:word-count="875" meta:character-count="5687" meta:non-whitespace-character-count="4880"/>
  </office:meta>
</office:document-meta>
</file>